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80394902" text:style-name="L1">
        <text:list-item>
          <text:p text:style-name="P1"><text:span text:style-name="Strong_20_Emphasis">Extended ATX (E-ATX)</text:span>: Tamaño 12" x 13". Es una de las placas más grandes, generalmente utilizada en configuraciones de alto rendimiento, como estaciones de trabajo o PC de gama alta.</text:p>
        </text:list-item>
      </text:list>
      <text:list xml:id="list479190373" text:style-name="L2">
        <text:list-item>
          <text:p text:style-name="P2"><text:span text:style-name="Strong_20_Emphasis">Standard ATX</text:span>: Tamaño 12" x 9". Este es el tamaño estándar para la mayoría de los ordenadores de escritorio, y ofrece una buena cantidad de ranuras de expansión y características.</text:p>
        </text:list-item>
      </text:list>
      <text:list xml:id="list3000187731" text:style-name="L3">
        <text:list-item>
          <text:p text:style-name="P3"><text:span text:style-name="Strong_20_Emphasis">Micro ATX (mATX)</text:span>: Tamaño 9.6" x 9.6". Es más pequeña que la ATX estándar, pero sigue ofreciendo una cantidad decente de ranuras y conectividad.</text:p>
        </text:list-item>
      </text:list>
      <text:list xml:id="list2063328552" text:style-name="L4">
        <text:list-item>
          <text:p text:style-name="P4"><text:span text:style-name="Strong_20_Emphasis">Mini ITX</text:span>: Tamaño 6.7" x 6.7". Estas placas son más compactas y se utilizan en sistemas más pequeños, como PCs compactos o HTPCs.</text:p>
        </text:list-item>
      </text:list>
      <text:list xml:id="list228177856" text:style-name="L5">
        <text:list-item>
          <text:p text:style-name="P5"><text:span text:style-name="Strong_20_Emphasis">Nano ITX</text:span>: Tamaño 4.7" x 4.7". Es una opción aún más pequeña, diseñada para dispositivos embebidos o sistemas compactos donde el espacio es muy limitado.</text:p>
        </text:list-item>
      </text:list>
      <text:list xml:id="list3478333108" text:style-name="L6">
        <text:list-item>
          <text:p text:style-name="P6"><text:span text:style-name="Strong_20_Emphasis">Pico ITX</text:span>: Tamaño 3.9" x 2.8". La placa más pequeña en la imagen, utilizada en sistemas embebidos y soluciones extremadamente compacta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4-10-25T01:50:16.116000000</dc:date>
    <meta:editing-duration>PT41S</meta:editing-duration>
    <meta:editing-cycles>3</meta:editing-cycles>
    <meta:document-statistic meta:table-count="0" meta:image-count="0" meta:object-count="0" meta:page-count="1" meta:paragraph-count="6" meta:word-count="159" meta:character-count="924" meta:non-whitespace-character-count="777"/>
  </office:meta>
</office:document-meta>
</file>